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urrencies — 5</text:p>
      <text:p text:style-name="P1">currency_data — 5</text:p>
      <text:p text:style-name="P1">end_date — 4</text:p>
      <text:p text:style-name="P1">start_date — 4</text:p>
      <text:p text:style-name="P1">current_date — 3</text:p>
      <text:p text:style-name="P1">formatted_date — 4</text:p>
      <text:p text:style-name="P1">url — 4</text:p>
      <text:p text:style-name="P1">response — 4</text:p>
      <text:p text:style-name="P1">root — 5</text:p>
      <text:p text:style-name="P1">date_record — 5</text:p>
      <text:p text:style-name="P1">char_code — 5</text:p>
      <text:p text:style-name="P1">value — 3</text:p>
      <text:p text:style-name="P1">nominal — 4</text:p>
      <text:p text:style-name="P1">normalized_value — 4</text:p>
      <text:p text:style-name="P1">a — 1</text:p>
      <text:p text:style-name="P1">b — 1</text:p>
      <text:p text:style-name="P1">r — 1</text:p>
      <text:p text:style-name="P1">op — 1</text:p>
      <text:p text:style-name="P1">arr — 3</text:p>
      <text:p text:style-name="P1">x — 1</text:p>
      <text:p text:style-name="P1">m — 1</text:p>
      <text:p text:style-name="P1">find_max <text:s/>- 5</text:p>
      <text:p text:style-name="P1">calc — 4</text:p>
      <text:p text:style-name="P1"/>
      <text:p text:style-name="P1">AVG</text:p>
      <text:p text:style-name="P1">calc - 4</text:p>
      <text:p text:style-name="P1">find_max — 8</text:p>
      <text:p text:style-name="P1">AVG = 6</text:p>
      <text:p text:style-name="P1"/>
      <text:p text:style-name="P1"/>
      <text:p text:style-name="P1">Комментарии</text:p>
      <text:p text:style-name="P1">всего строк — 154</text:p>
      <text:p text:style-name="P1">строк с комментариями — 64</text:p>
      <text:p text:style-name="P1">41% комментариев от всего кода</text:p>
      <text:p text:style-name="P1"><text:soft-page-break/>слишком много комментариев,но есть и нужные - 3</text:p>
      <text:p text:style-name="P1"/>
      <text:p text:style-name="P1">Структура</text:p>
      <text:p text:style-name="P1">всего строк - 154</text:p>
      <text:p text:style-name="P1">всего символов - 5703</text:p>
      <text:p text:style-name="P1">AVG - 37.032</text:p>
      <text:p text:style-name="P1"/>
      <text:p text:style-name="P1">код соответствует PEP8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Devanagari" svg:font-family="'Lohit Devanagari'"/>
    <style:font-face style:name="Lohit Devanagari1" svg:font-family="'Lohit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5T08:54:48.020360280</meta:creation-date>
    <dc:date>2025-06-05T08:55:45.008194208</dc:date>
    <meta:editing-duration>PT57S</meta:editing-duration>
    <meta:editing-cycles>1</meta:editing-cycles>
    <meta:document-statistic meta:table-count="0" meta:image-count="0" meta:object-count="0" meta:page-count="2" meta:paragraph-count="37" meta:word-count="92" meta:character-count="487" meta:non-whitespace-character-count="406"/>
    <meta:generator>LibreOffice/7.6.4.1$Linux_X86_64 LibreOffice_project/60$Build-1</meta:generator>
  </office:meta>
</office:document-meta>
</file>